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ADIA RAMIR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SA GRANJA NADIA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B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AMIREZ INFANTES, CARLOS ARTU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RAMIREZ NUÑEZ, LUCIANO DANIE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5681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1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3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2:17:5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